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41D000001DBB2D187B6D6CE553B.png" manifest:media-type="image/png"/>
  <manifest:file-entry manifest:full-path="Pictures/10000001000001090000006FEE3F5005EF3E946D.png" manifest:media-type="image/pn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Mono4" svg:font-family="'Liberation Mono'" style:font-pitch="fixed"/>
    <style:font-face style:name="Liberation Mono5" svg:font-family="'Liberation Mono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pitch="variable"/>
    <style:font-face style:name="Liberation Sans6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right" draw:textarea-vertical-align="top" draw:auto-grow-height="false" fo:min-height="8.819cm" fo:min-width="25.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97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8cm" draw:marker-end-width="0.228cm" draw:fill="solid" draw:fill-color="#ffffff" draw:textarea-horizontal-align="justify" draw:textarea-vertical-align="middle" draw:auto-grow-height="false" fo:min-height="1.858cm" fo:min-width="3.291cm" fo:padding-top="0.135cm" fo:padding-bottom="0.135cm" fo:padding-left="0.26cm" fo:padding-right="0.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07cm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8cm" draw:marker-end-width="0.228cm" draw:fill="solid" draw:fill-color="#ffffff" draw:textarea-horizontal-align="justify" draw:textarea-vertical-align="middle" draw:auto-grow-height="false" fo:min-height="1.826cm" fo:min-width="3.291cm" fo:padding-top="0.135cm" fo:padding-bottom="0.135cm" fo:padding-left="0.26cm" fo:padding-right="0.26cm"/>
      <style:paragraph-properties style:writing-mode="lr-tb"/>
    </style:style>
    <style:style style:name="gr10" style:family="graphic" style:parent-style-name="standard">
      <style:graphic-properties svg:stroke-color="#000000" draw:fill-color="#ffffcc" draw:textarea-horizontal-align="justify" draw:textarea-vertical-align="middle" draw:auto-grow-height="false" fo:min-height="1.416cm" fo:min-width="4.203cm" fo:wrap-option="no-wrap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right" draw:textarea-vertical-align="top" draw:auto-grow-height="false" fo:min-height="6.35cm" fo:min-width="12.032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right" draw:textarea-vertical-align="top" draw:auto-grow-height="false" fo:min-height="6.35cm" fo:min-width="7.3cm"/>
      <style:paragraph-properties style:writing-mode="lr-tb"/>
    </style:style>
    <style:style style:name="gr13" style:family="graphic" style:parent-style-name="standard">
      <style:graphic-properties svg:stroke-color="#000000" draw:marker-end="Arrow_20_concave" draw:marker-end-width="0.3cm" draw:textarea-vertical-align="middle"/>
    </style:style>
    <style:style style:name="gr14" style:family="graphic" style:parent-style-name="standard">
      <style:graphic-properties svg:stroke-color="#000000" draw:fill-color="#ffffff" draw:textarea-horizontal-align="right" draw:textarea-vertical-align="top" draw:auto-grow-height="false" fo:min-height="4.075cm" fo:min-width="7.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9cm"/>
      <style:paragraph-properties style:writing-mode="lr-tb"/>
    </style:style>
    <style:style style:name="gr17" style:family="graphic" style:parent-style-name="standard">
      <style:graphic-properties svg:stroke-width="0.018cm" svg:stroke-color="#000000" draw:marker-start-width="0.228cm" draw:marker-end-width="0.228cm" draw:fill="solid" draw:fill-color="#ffffff" draw:textarea-horizontal-align="justify" draw:textarea-vertical-align="middle" draw:auto-grow-height="false" fo:min-height="1.78cm" fo:min-width="3.143cm" fo:padding-top="0.135cm" fo:padding-bottom="0.135cm" fo:padding-left="0.26cm" fo:padding-right="0.2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13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right" draw:textarea-vertical-align="top" draw:auto-grow-height="false" fo:min-height="3.686cm" fo:min-width="6.2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96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c5000b" draw:textarea-horizontal-align="left" draw:textarea-vertical-align="middle" draw:auto-grow-height="true" draw:auto-grow-width="true" fo:min-height="0cm" fo:min-width="0cm" draw:shadow="hidden"/>
    </style:style>
    <style:style style:name="gr23" style:family="graphic" style:parent-style-name="standard">
      <style:graphic-properties draw:stroke="dash" draw:stroke-dash="Ultrafine_20_Dashed" svg:stroke-color="#000000" draw:marker-end="Arrow_20_concave" draw:marker-end-width="0.3cm" draw:textarea-vertical-align="middle"/>
    </style:style>
    <style:style style:name="gr24" style:family="graphic" style:parent-style-name="standard">
      <style:graphic-properties svg:stroke-color="#000000" draw:marker-end="" draw:marker-end-width="0.3cm" draw:textarea-vertical-align="middle"/>
    </style:style>
    <style:style style:name="gr25" style:family="graphic" style:parent-style-name="standard">
      <style:graphic-properties svg:stroke-color="#000000" draw:fill-color="#ffffcc" draw:textarea-horizontal-align="justify" draw:textarea-vertical-align="middle" draw:auto-grow-height="false" fo:min-height="1.416cm" fo:min-width="3.315cm" fo:wrap-option="no-wrap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35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right" draw:textarea-vertical-align="top" draw:auto-grow-height="false" fo:min-height="10.408cm" fo:min-width="12.032cm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right" draw:textarea-vertical-align="top" draw:auto-grow-height="false" fo:min-height="2.573cm" fo:min-width="5.83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  <style:paragraph-properties style:writing-mode="lr-tb"/>
    </style:style>
    <style:style style:name="gr30" style:family="graphic" style:parent-style-name="standard">
      <style:graphic-properties svg:stroke-width="0.02cm" svg:stroke-color="#000000" draw:marker-start-width="0.275cm" draw:marker-end-width="0.275cm" draw:fill-color="#ffffff" draw:opacity="50%" draw:textarea-horizontal-align="right" draw:textarea-vertical-align="top" draw:auto-grow-height="false" fo:min-height="2.935cm" fo:min-width="5.691cm" fo:padding-top="0.135cm" fo:padding-bottom="0.135cm" fo:padding-left="0.26cm" fo:padding-right="0.26cm" draw:shadow-opacity="50%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2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01cm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right" draw:textarea-vertical-align="top" draw:auto-grow-height="false" fo:min-height="6.35cm" fo:min-width="12.0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title">
      <style:graphic-properties draw:auto-grow-height="true" fo:min-height="3.481cm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4.05cm"/>
      <style:paragraph-properties style:writing-mode="lr-tb"/>
    </style:style>
    <style:style style:name="pr8" style:family="presentation" style:parent-style-name="master-outline1">
      <style:graphic-properties fo:min-height="1.857cm"/>
      <style:paragraph-properties style:writing-mode="lr-tb"/>
    </style:style>
    <style:style style:name="pr9" style:family="presentation" style:parent-style-name="master-notes">
      <style:graphic-properties draw:fill-color="#ffffff" draw:auto-grow-height="true" fo:min-height="14.521cm"/>
      <style:paragraph-properties style:writing-mode="lr-tb"/>
    </style:style>
    <style:style style:name="pr10" style:family="presentation" style:parent-style-name="master-title">
      <style:graphic-properties fo:min-height="1.741cm"/>
      <style:paragraph-properties style:writing-mode="lr-tb"/>
    </style:style>
    <style:style style:name="pr11" style:family="presentation" style:parent-style-name="master-outline1">
      <style:graphic-properties fo:min-height="14.15cm"/>
      <style:paragraph-properties style:writing-mode="lr-tb"/>
    </style:style>
    <style:style style:name="pr12" style:family="presentation" style:parent-style-name="master-notes">
      <style:graphic-properties draw:fill-color="#ffffff" draw:auto-grow-height="true" fo:min-height="14.121cm"/>
      <style:paragraph-properties style:writing-mode="lr-tb"/>
    </style:style>
    <style:style style:name="pr13" style:family="presentation" style:parent-style-name="master-notes">
      <style:graphic-properties draw:fill-color="#ffffff" draw:auto-grow-height="true" fo:min-height="14.405cm"/>
      <style:paragraph-properties style:writing-mode="lr-tb"/>
    </style:style>
    <style:style style:name="pr14" style:family="presentation" style:parent-style-name="master-notes" style:list-style-name="L4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master-notes" style:list-style-name="L4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master-notes">
      <style:graphic-properties draw:fill-color="#ffffff" draw:auto-grow-height="true" fo:min-height="15.276cm"/>
      <style:paragraph-properties style:writing-mode="lr-tb"/>
    </style:style>
    <style:style style:name="pr17" style:family="presentation" style:parent-style-name="master-outline1">
      <style:graphic-properties draw:textarea-horizontal-align="left" draw:textarea-vertical-align="top"/>
      <style:paragraph-properties style:writing-mode="lr-tb"/>
    </style:style>
    <style:style style:name="pr18" style:family="presentation" style:parent-style-name="master-notes">
      <style:graphic-properties draw:fill-color="#ffffff" draw:auto-grow-height="true" fo:min-height="15.094cm"/>
      <style:paragraph-properties style:writing-mode="lr-tb"/>
    </style:style>
    <style:style style:name="pr19" style:family="presentation" style:parent-style-name="master-outline1" style:list-style-name="L5">
      <style:graphic-properties fo:min-height="14.15cm"/>
      <style:paragraph-properties style:writing-mode="lr-tb"/>
    </style:style>
    <style:style style:name="pr20" style:family="presentation" style:parent-style-name="master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2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.4cm" fo:margin-bottom="0.4cm"/>
    </style:style>
    <style:style style:name="P10" style:family="paragraph">
      <style:paragraph-properties fo:margin-left="0cm" fo:margin-right="0cm" fo:margin-top="0.4cm" fo:margin-bottom="0.4cm" fo:text-indent="0cm"/>
    </style:style>
    <style:style style:name="P11" style:family="paragraph">
      <loext:graphic-properties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style:paragraph-properties fo:margin-top="0.5cm" fo:margin-bottom="0.4cm"/>
    </style:style>
    <style:style style:name="P13" style:family="paragraph">
      <style:paragraph-properties fo:margin-left="0cm" fo:margin-right="0cm" fo:margin-top="0.203cm" fo:margin-bottom="0.203cm" fo:text-indent="0cm"/>
    </style:style>
    <style:style style:name="P14" style:family="paragraph">
      <style:paragraph-properties fo:margin-left="0cm" fo:margin-right="0cm" fo:margin-top="0cm" fo:margin-bottom="0.2cm" fo:text-indent="0cm"/>
    </style:style>
    <style:style style:name="P15" style:family="paragraph">
      <loext:graphic-properties draw:fill-color="#ffffff"/>
      <style:paragraph-properties fo:margin-left="0cm" fo:margin-right="0cm" fo:margin-top="0cm" fo:margin-bottom="0.1cm" fo:text-indent="0cm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 style:font-size-asian="14pt" style:font-size-complex="14pt"/>
    </style:style>
    <style:style style:name="P17" style:family="paragraph">
      <style:paragraph-properties fo:margin-top="0cm" fo:margin-bottom="0.2cm" style:writing-mode="lr-tb"/>
      <style:text-properties fo:color="#000000" loext:opacity="100%"/>
    </style:style>
    <style:style style:name="P18" style:family="paragraph">
      <loext:graphic-properties draw:fill="none"/>
      <style:paragraph-properties fo:text-align="start" style:writing-mode="lr-tb"/>
      <style:text-properties style:font-name="Liberation Mono3" fo:font-size="18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loext:graphic-properties draw:fill-color="#ffffff"/>
      <style:paragraph-properties fo:text-align="center" style:writing-mode="lr-tb"/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loext:graphic-properties draw:fill-color="#ffffcc"/>
      <style:paragraph-properties fo:text-align="center" style:writing-mode="lr-tb"/>
      <style:text-properties fo:font-size="12pt" style:font-size-asian="12pt" style:font-size-complex="12pt"/>
    </style:style>
    <style:style style:name="P29" style:family="paragraph">
      <style:paragraph-properties fo:text-align="center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34" style:family="paragraph">
      <loext:graphic-properties draw:fill="solid" draw:fill-color="#c5000b"/>
      <style:paragraph-properties fo:text-align="center"/>
      <style:text-properties fo:font-size="60pt" style:font-size-asian="60pt" style:font-size-complex="60pt"/>
    </style:style>
    <style:style style:name="P35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style:font-name="Liberation Sans2" fo:font-size="14pt" style:font-size-asian="14pt" style:font-size-complex="14pt"/>
    </style:style>
    <style:style style:name="P36" style:family="paragraph">
      <style:paragraph-properties fo:text-align="end" style:writing-mode="lr-tb"/>
      <style:text-properties fo:font-size="18pt"/>
    </style:style>
    <style:style style:name="P37" style:family="paragraph">
      <loext:graphic-properties draw:fill-color="#ffffff"/>
      <style:paragraph-properties fo:text-align="end" style:writing-mode="lr-tb"/>
      <style:text-properties fo:font-size="18pt"/>
    </style:style>
    <style:style style:name="P38" style:family="paragraph">
      <loext:graphic-properties draw:fill-color="#ffffff" draw:opacity="50%"/>
      <style:paragraph-properties fo:text-align="center"/>
      <style:text-properties fo:font-size="14pt" style:font-size-asian="14pt" style:font-size-complex="14pt"/>
    </style:style>
    <style:style style:name="P39" style:family="paragraph">
      <loext:graphic-properties draw:fill="none" draw:fill-color="#ffffff"/>
      <style:paragraph-properties style:writing-mode="lr-tb"/>
      <style:text-properties fo:color="#3465a4" loext:opacity="100%" fo:font-size="14pt" fo:font-weight="bold" style:font-size-asian="14pt" style:font-weight-asian="bold" style:font-size-complex="14pt" style:font-weight-complex="bold"/>
    </style:style>
    <style:style style:name="P40" style:family="paragraph">
      <style:paragraph-properties fo:margin-left="0cm" fo:margin-right="0cm" fo:margin-top="0cm" fo:margin-bottom="0.254cm" fo:text-indent="0cm">
        <style:tab-stops>
          <style:tab-stop style:position="14.784cm"/>
        </style:tab-stops>
      </style:paragraph-properties>
    </style:style>
    <style:style style:name="P41" style:family="paragraph">
      <style:paragraph-properties fo:margin-top="0cm" fo:margin-bottom="0.254cm">
        <style:tab-stops>
          <style:tab-stop style:position="14.784cm"/>
        </style:tab-stops>
      </style:paragraph-properties>
    </style:style>
    <style:style style:name="P42" style:family="paragraph">
      <loext:graphic-properties draw:fill-color="#ffffff"/>
      <style:paragraph-properties fo:margin-left="0cm" fo:margin-right="0cm" fo:margin-top="0cm" fo:margin-bottom="0.254cm" fo:text-indent="0cm" style:writing-mode="lr-tb">
        <style:tab-stops>
          <style:tab-stop style:position="14.784cm"/>
        </style:tab-stops>
      </style:paragraph-properties>
      <style:text-properties style:font-name="Liberation Sans2" fo:font-size="14pt" style:font-size-asian="14pt" style:font-size-complex="14pt"/>
    </style:style>
    <style:style style:name="P43" style:family="paragraph">
      <style:paragraph-properties fo:margin-left="0cm" fo:margin-right="0cm" fo:margin-top="0cm" fo:margin-bottom="0.2cm" fo:text-indent="-0.051cm">
        <style:tab-stops>
          <style:tab-stop style:position="14.784cm"/>
        </style:tab-stops>
      </style:paragraph-properties>
    </style:style>
    <style:style style:name="P44" style:family="paragraph">
      <style:paragraph-properties fo:margin-left="0cm" fo:margin-right="0cm" fo:margin-top="0cm" fo:margin-bottom="0.2cm" fo:text-indent="0cm">
        <style:tab-stops>
          <style:tab-stop style:position="14.784cm"/>
        </style:tab-stops>
      </style:paragraph-properties>
    </style:style>
    <style:style style:name="P45" style:family="paragraph">
      <loext:graphic-properties draw:fill-color="#ffffff"/>
      <style:paragraph-properties fo:margin-left="0cm" fo:margin-right="0cm" fo:margin-top="0cm" fo:margin-bottom="0.2cm" fo:text-indent="-0.051cm" style:writing-mode="lr-tb">
        <style:tab-stops>
          <style:tab-stop style:position="14.784cm"/>
        </style:tab-stops>
      </style:paragraph-properties>
      <style:text-properties fo:font-size="14pt" style:font-size-asian="14pt" style:font-size-complex="14pt"/>
    </style:style>
    <style:style style:name="P46" style:family="paragraph">
      <style:paragraph-properties fo:margin-top="0cm" fo:margin-bottom="0.2cm"/>
    </style:style>
    <style:style style:name="P47" style:family="paragraph">
      <style:paragraph-properties style:writing-mode="lr-tb"/>
      <style:text-properties fo:font-size="44pt" style:font-size-asian="44pt" style:font-size-complex="44pt"/>
    </style:style>
    <style:style style:name="P48" style:family="paragraph">
      <style:paragraph-properties fo:margin-left="0cm" fo:margin-right="0cm" fo:margin-top="0cm" fo:margin-bottom="0.4cm" fo:text-indent="0cm"/>
    </style:style>
    <style:style style:name="P49" style:family="paragraph">
      <style:paragraph-properties fo:margin-left="0cm" fo:margin-right="0cm" fo:margin-top="0cm" fo:margin-bottom="0.5cm" fo:text-indent="0cm"/>
    </style:style>
    <style:style style:name="P50" style:family="paragraph">
      <style:paragraph-properties fo:margin-left="0cm" fo:margin-right="0cm" fo:margin-top="1.003cm" fo:margin-bottom="1.003cm" fo:text-indent="0cm"/>
    </style:style>
    <style:style style:name="P51" style:family="paragraph">
      <style:paragraph-properties fo:margin-left="0cm" fo:margin-right="0cm" fo:margin-top="0cm" fo:margin-bottom="0.4cm" fo:text-indent="0cm" style:writing-mode="lr-tb"/>
    </style:style>
    <style:style style:name="P52" style:family="paragraph">
      <style:paragraph-properties fo:margin-top="0.2cm" fo:margin-bottom="0.2cm"/>
    </style:style>
    <style:style style:name="P53" style:family="paragraph">
      <style:paragraph-properties fo:margin-left="0cm" fo:margin-right="0cm" fo:margin-top="0.2cm" fo:margin-bottom="0.5cm" fo:text-indent="0cm"/>
    </style:style>
    <style:style style:name="P54" style:family="paragraph">
      <style:paragraph-properties fo:margin-top="0cm" fo:margin-bottom="0.5cm"/>
    </style:style>
    <style:style style:name="P55" style:family="paragraph">
      <style:paragraph-properties fo:margin-left="0cm" fo:margin-right="0cm" fo:margin-top="0cm" fo:margin-bottom="0.5cm" fo:text-indent="0cm" style:writing-mode="lr-tb"/>
    </style:style>
    <style:style style:name="P56" style:family="paragraph">
      <style:paragraph-properties fo:margin-top="0cm" fo:margin-bottom="0.3cm"/>
    </style:style>
    <style:style style:name="P57" style:family="paragraph">
      <style:paragraph-properties fo:margin-top="0cm" fo:margin-bottom="0.3cm" fo:line-height="100%"/>
    </style:style>
    <style:style style:name="P58" style:family="paragraph">
      <style:paragraph-properties style:writing-mode="lr-tb"/>
      <style:text-properties style:font-name="Liberation Serif5" fo:font-size="28pt" style:font-size-asian="28pt" style:font-size-complex="28pt"/>
    </style:style>
    <style:style style:name="P59" style:family="paragraph">
      <loext:graphic-properties draw:fill-color="#ffffff"/>
      <style:paragraph-properties style:writing-mode="lr-tb"/>
      <style:text-properties fo:font-size="14pt"/>
    </style:style>
    <style:style style:name="P60" style:family="paragraph">
      <style:paragraph-properties fo:margin-top="0cm" fo:margin-bottom="0.4cm"/>
    </style:style>
    <style:style style:name="P61" style:family="paragraph">
      <style:paragraph-properties fo:margin-top="0cm" fo:margin-bottom="0.203cm"/>
    </style:style>
    <style:style style:name="P62" style:family="paragraph">
      <style:paragraph-properties fo:margin-top="0cm" fo:margin-bottom="0.2cm" style:writing-mode="lr-tb"/>
      <style:text-properties fo:color="#000000" loext:opacity="100%" fo:font-size="26pt" style:font-size-asian="26pt" style:font-size-complex="26pt"/>
    </style:style>
    <style:style style:name="P63" style:family="paragraph">
      <style:paragraph-properties fo:margin-left="0cm" fo:margin-right="0cm" fo:margin-top="0cm" fo:margin-bottom="0.2cm" fo:text-indent="-0.6cm"/>
    </style:style>
    <style:style style:name="P64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loext:opacity="100%" style:font-name="Liberation Sans5" fo:font-size="14pt" style:font-size-asian="14pt" style:font-size-complex="14pt"/>
    </style:style>
    <style:style style:name="T1" style:family="text">
      <style:text-properties fo:color="#ffffff" loext:opacity="100%" style:font-name="Liberation Sans2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2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12" style:family="text">
      <style:text-properties style:font-name="Liberation Mono3" fo:font-size="18pt" style:font-size-asian="18pt" style:font-size-complex="1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1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5" fo:font-size="14pt" fo:language="ru" fo:country="RU" style:font-size-asian="14pt" style:font-size-complex="14pt"/>
    </style:style>
    <style:style style:name="T16" style:family="text">
      <style:text-properties style:font-name="Liberation Mono3" fo:font-size="14pt" fo:language="ru" fo:country="RU" style:font-size-asian="14pt" style:font-size-complex="14pt"/>
    </style:style>
    <style:style style:name="T17" style:family="text">
      <style:text-properties style:font-name="Liberation Mono4" fo:font-size="14pt" fo:language="ru" fo:country="RU" style:font-size-asian="14pt" style:font-size-complex="14pt"/>
    </style:style>
    <style:style style:name="T18" style:family="text">
      <style:text-properties fo:color="#000000" loext:opacity="100%" fo:font-size="28pt" fo:language="ru" fo:country="RU" fo:font-style="normal" style:font-size-asian="28pt" style:font-style-asian="normal" style:font-size-complex="28pt" style:font-style-complex="normal"/>
    </style:style>
    <style:style style:name="T19" style:family="text">
      <style:text-properties fo:color="#000000" loext:opacity="100%" fo:font-size="22pt" fo:language="ru" fo:country="RU" fo:font-style="normal" style:font-size-asian="22pt" style:font-style-asian="normal" style:font-size-complex="22pt" style:font-style-complex="normal"/>
    </style:style>
    <style:style style:name="T20" style:family="text">
      <style:text-properties style:font-name="Liberation Mono3" fo:font-size="18pt"/>
    </style:style>
    <style:style style:name="T21" style:family="text">
      <style:text-properties fo:font-size="18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2pt" fo:language="ru" fo:country="RU" style:font-size-asian="12pt" style:font-size-complex="12pt"/>
    </style:style>
    <style:style style:name="T24" style:family="text">
      <style:text-properties style:font-name="Liberation Sans2" fo:font-size="14pt" fo:language="ru" fo:country="RU" style:font-size-asian="14pt" style:font-size-complex="14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8pt" fo:font-style="italic" style:font-style-asian="italic" style:font-style-complex="italic"/>
    </style:style>
    <style:style style:name="T28" style:family="text">
      <style:text-properties fo:color="#000000" loext:opacity="100%" style:font-name="Liberation Sans2" fo:font-size="14pt" fo:language="ru" fo:country="RU" style:font-size-asian="14pt" style:font-size-complex="14pt"/>
    </style:style>
    <style:style style:name="T29" style:family="text">
      <style:text-properties fo:color="#000000" loext:opacity="100%" style:font-name="Liberation Sans2" fo:font-size="14pt" fo:language="ru" fo:country="RU" fo:font-style="italic" style:font-size-asian="14pt" style:font-style-asian="italic" style:font-size-complex="14pt" style:font-style-complex="italic"/>
    </style:style>
    <style:style style:name="T30" style:family="text">
      <style:text-properties fo:color="#000000" loext:opacity="100%" style:font-name="Liberation Sans2" fo:font-size="14pt" fo:language="ru" fo:country="RU" fo:font-style="normal" style:font-size-asian="14pt" style:font-style-asian="normal" style:font-size-complex="14pt" style:font-style-complex="normal"/>
    </style:style>
    <style:style style:name="T31" style:family="text">
      <style:text-properties fo:color="#000000" loext:opacity="100%" style:font-name="Liberation Sans2" fo:font-size="14pt" fo:language="ru" fo:country="RU" fo:background-color="transparent" style:font-size-asian="14pt" style:font-size-complex="14pt"/>
    </style:style>
    <style:style style:name="T32" style:family="text">
      <style:text-properties fo:color="#000000" loext:opacity="100%" style:font-name="Liberation Mono4" fo:font-size="14pt" fo:language="ru" fo:country="RU" style:font-size-asian="14pt" style:font-size-complex="14pt"/>
    </style:style>
    <style:style style:name="T33" style:family="text">
      <style:text-properties fo:color="#3465a4" loext:opacity="100%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000000" loext:opacity="100%" style:font-name="Liberation Mono2" fo:font-size="12pt" fo:language="ru" fo:country="RU" style:font-size-asian="12pt" style:font-size-complex="12pt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style:font-name="Liberation Sans2" fo:font-size="14pt" fo:language="ru" fo:country="RU" style:text-underline-style="solid" style:text-underline-width="auto" style:text-underline-color="font-color" style:font-size-asian="14pt" style:font-size-complex="14pt"/>
    </style:style>
    <style:style style:name="T37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38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39" style:family="text">
      <style:text-properties style:use-window-font-color="true" loext:opacity="0%" fo:font-size="14pt" fo:language="ru" fo:country="RU" style:text-underline-style="solid" style:text-underline-width="auto" style:text-underline-color="font-color" style:font-size-asian="14pt" style:font-size-complex="14pt"/>
    </style:style>
    <style:style style:name="T40" style:family="text">
      <style:text-properties fo:font-size="44pt" fo:language="ru" fo:country="RU" style:font-size-asian="44pt" style:font-size-complex="44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Droid Sans Fallback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2pt" style:font-size-asian="22pt" style:font-size-complex="22pt"/>
    </style:style>
    <style:style style:name="T44" style:family="text">
      <style:text-properties style:font-name="Liberation Serif5" fo:font-size="28pt" fo:language="ru" fo:country="RU" style:font-size-asian="28pt" style:font-size-complex="28pt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Serif5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5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fo:font-size="26pt" fo:language="ru" fo:country="RU" style:font-size-asian="26pt" style:font-size-complex="26pt"/>
    </style:style>
    <style:style style:name="T48" style:family="text">
      <style:text-properties fo:color="#000000" loext:opacity="100%" fo:font-size="26pt" fo:language="ru" fo:country="RU" fo:background-color="transparent" style:font-size-asian="26pt" style:font-size-complex="26pt"/>
    </style:style>
    <style:style style:name="T49" style:family="text">
      <style:text-properties fo:color="#000000" loext:opacity="100%" style:font-name="Liberation Sans5" fo:font-size="14pt" fo:language="ru" fo:country="RU" style:font-size-asian="14pt" style:font-size-complex="14pt"/>
    </style:style>
    <style:style style:name="T50" style:family="text">
      <style:text-properties fo:color="#000000" loext:opacity="100%" style:font-name="Liberation Sans5" fo:font-size="14pt" fo:language="ru" fo:country="RU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Задачи администрирования</text:span><text:span text:style-name="T2"><text:line-break/></text:span><text:span text:style-name="T2">Локализация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6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Назначение локализации</text:p>
              </text:list-item>
              <text:list-item>
                <text:p text:style-name="P9">Локали и категории</text:p>
              </text:list-item>
              <text:list-item>
                <text:p text:style-name="P9">Провайдеры локалей</text:p>
              </text:list-item>
              <text:list-item>
                <text:p text:style-name="P10">Работа с датами, числами, денежными единицами</text:p>
              </text:list-item>
              <text:list-item>
                <text:p text:style-name="P9">Настройка сервера и клиента</text:p>
              </text:list-item>
              <text:list-item>
                <text:p text:style-name="P9">Настройка сообщений сервера и клиентских утилит</text:p>
              </text:list-item>
              <text:list-item>
                <text:p text:style-name="P10">Правила сортировки</text:p>
              </text:list-item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20.136cm" svg:height="3.481cm" svg:x="1.2cm" svg:y="0.737cm" presentation:class="title" presentation:user-transformed="true">
          <draw:text-box>
            <text:p><text:span text:style-name="T10">Назначение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Поддержка кодировок</text:p>
                <text:list>
                  <text:list-item>
                    <text:p>выбор кодировки символов для различных языков</text:p>
                  </text:list-item>
                  <text:list-item>
                    <text:p>перекодировка символов между клиентом и сервером</text:p>
                  </text:list-item>
                </text:list>
              </text:list-item>
              <text:list-item>
                <text:p text:style-name="P12">Функционал, зависящий от локализации</text:p>
                <text:list>
                  <text:list-item>
                    <text:p>сортировка и сравнение символов</text:p>
                  </text:list-item>
                  <text:list-item>
                    <text:p>функции upper, lower, initcap</text:p>
                  </text:list-item>
                  <text:list-item>
                    <text:p>поиск по шаблону</text:p>
                  </text:list-item>
                  <text:list-item>
                    <text:p>функции to_char с датами, числами, денежными единицами</text:p>
                  </text:list-item>
                  <text:list-item>
                    <text:p text:style-name="P13">язык сообщений сервера и утилит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user-transformed="true">
            <draw:text-box>
              <text:p text:style-name="P14"><text:span text:style-name="T6">Возможности локализации в PostgreSQL позволяют хранить текст</text:span><text:span text:style-name="T6"><text:line-break/></text:span><text:span text:style-name="T6">в различных кодировках. Для русского языка поддерживаются все основные кодировки символов, включая UTF8, WIN1251, KOI8R, ISO_8859_5.</text:span></text:p>
              <text:p text:style-name="P14"><text:span text:style-name="T6">Клиентское приложение может работать в кодировке, отличной от кодировки сервера. В таком случае настраивается преобразование символов между клиентом и сервером.</text:span></text:p>
              <text:p text:style-name="P14"><text:span text:style-name="T6">Кроме поддержки различных кодировок локализация влияет на работу следующего функционала сервера:</text:span></text:p>
              <text:list text:style-name="L1">
                <text:list-item>
                  <text:p text:style-name="P14"><text:span text:style-name="T6">сортировка символов, например в предложениях ORDER BY или</text:span><text:span text:style-name="T6"><text:line-break/></text:span><text:span text:style-name="T6">в операциях сравнения (&gt;, &lt;);</text:span></text:p>
                </text:list-item>
                <text:list-item>
                  <text:p text:style-name="P14"><text:span text:style-name="T6">преобразование букв в верхний и нижний регистр в функциях upper, lower, initcap;</text:span></text:p>
                </text:list-item>
                <text:list-item>
                  <text:p text:style-name="P14"><text:span text:style-name="T6">поиск по шаблону в регулярных выражениях, операторах LIKE, SIMILAR TO, включая поиск без учета регистра символов;</text:span></text:p>
                </text:list-item>
                <text:list-item>
                  <text:p text:style-name="P14"><text:span text:style-name="T6">форматирование дат, чисел и денежных единиц в функциях to_char;</text:span></text:p>
                </text:list-item>
                <text:list-item>
                  <text:p text:style-name="P14"><text:span text:style-name="T6">выбор языка сообщений сервера и утилит.</text:span></text:p>
                </text:list-item>
              </text:list>
              <text:p text:style-name="P14"><text:span text:style-name="T6"/></text:p>
              <text:p text:style-name="P14"><text:span text:style-name="T11"><text:a xlink:href="https://postgrespro.ru/docs/postgresql/16/locale" xlink:type="simple">https://postgrespro.ru/docs/postgresql/16/locale</text:a>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20.136cm" svg:height="3.481cm" svg:x="1.2cm" svg:y="0.737cm" presentation:class="title" presentation:user-transformed="true">
          <draw:text-box>
            <text:p><text:span text:style-name="T10">Локали и категории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2">Локали</text:p>
                <text:list>
                  <text:list-item>
                    <text:p>определяют язык, территорию и кодировку символов, <text:line-break/>например <text:span text:style-name="T12">ru_RU.UTF8</text:span></text:p>
                  </text:list-item>
                  <text:list-item>
                    <text:p>установлены в операционной системе</text:p>
                  </text:list-item>
                </text:list>
              </text:list-item>
              <text:list-item>
                <text:p text:style-name="P12">Категории локали и соответствующие им параметры </text:p>
                <text:list>
                  <text:list-item>
                    <text:p><text:span text:style-name="T13">LC_COLLATE</text:span><text:span text:style-name="T13"><text:tab/></text:span><text:span text:style-name="T13"><text:tab/></text:span><text:span text:style-name="T13"><text:tab/></text:span><text:span text:style-name="T14">—</text:span><text:tab/><text:tab/><text:tab/><text:tab/>правила сортировки символов</text:p>
                  </text:list-item>
                  <text:list-item>
                    <text:p><text:span text:style-name="T13">LC_CTYPE</text:span><text:span text:style-name="T13"><text:tab/></text:span><text:span text:style-name="T13"><text:tab/></text:span><text:span text:style-name="T13"><text:tab/></text:span><text:span text:style-name="T14">—</text:span><text:tab/><text:tab/><text:tab/><text:tab/>классификация символов</text:p>
                  </text:list-item>
                  <text:list-item>
                    <text:p text:style-name="P13">LC_MESSAGES<text:tab/>lc_messages<text:tab/><text:tab/>язык сообщений</text:p>
                  </text:list-item>
                  <text:list-item>
                    <text:p>LC_MONETARY<text:tab/>lc_monetary<text:tab/><text:tab/>формат денежных единиц</text:p>
                  </text:list-item>
                  <text:list-item>
                    <text:p>LC_NUMERIC<text:tab/><text:tab/>lc_numeric<text:tab/><text:tab/><text:tab/>формат чисел</text:p>
                  </text:list-item>
                  <text:list-item>
                    <text:p>LC_TIME<text:tab/><text:tab/><text:tab/>lc_time<text:tab/><text:tab/><text:tab/><text:tab/>формат даты и времени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6" draw:layer="layout" svg:width="16.799cm" svg:height="14.05cm" svg:x="2.1cm" svg:y="14.107cm" presentation:class="notes" presentation:user-transformed="true">
            <draw:text-box>
              <text:p text:style-name="P14"><text:span text:style-name="T6">PostgreSQL использует возможности локализации, предоставляемые операционной системой. Поэтому в ОС следует предварительно настроить локали, которые потребуются для работы СУБД.</text:span></text:p>
              <text:p text:style-name="P14"><text:span text:style-name="T6">Обычно локали в ОС задаются в формате <text:s/></text:span><text:span text:style-name="T15">«</text:span><text:span text:style-name="T16">язык_территория.кодировка</text:span><text:span text:style-name="T15">». </text:span><text:span text:style-name="T6">Например, </text:span><text:span text:style-name="T17">ru_RU.UTF8</text:span><text:span text:style-name="T6"> определяет локаль с русским языком (ru), на котором говорят в России (RU),</text:span><text:span text:style-name="T6"><text:line-break/></text:span><text:span text:style-name="T6">и кодировкой UTF8. В Windows используются развернутые имена: </text:span><text:span text:style-name="T17">Russian_Russia.1251</text:span><text:span text:style-name="T6">.</text:span></text:p>
              <text:p text:style-name="P14"><text:span text:style-name="T6">Язык и территория определяют такие национальные особенности, как порядок символов, формат даты, разделитель десятичных разрядов</text:span><text:span text:style-name="T6"><text:line-break/></text:span><text:span text:style-name="T6">и т. п.</text:span></text:p>
              <text:p text:style-name="P14"><text:span text:style-name="T6">Иногда бывает необходимо комбинировать поведение некоторых функций из разных локалей. Например, вместе с форматами даты и времени, принятыми в России, использовать английские сообщения сервера. PostgreSQL поддерживает раздельную установку категорий локали через одноименные параметры конфигурации.</text:span></text:p>
              <text:p text:style-name="P14"><text:span text:style-name="T6">Для категорий локали LC_COLLATE и LC_CTYPE соответствующие неизменяемые параметры сервера упразднены начиная с версии PostgreSQL 15; теперь за информацией о локали базы данных следует обращаться к таблице системного каталога pg_database.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Провайдеры локалей</text:span></text:p>
          </draw:text-box>
        </draw:frame>
        <draw:frame presentation:style-name="pr8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8">Библиотеки</text:span></text:p>
                <text:list>
                  <text:list-item>
                    <text:p><text:span text:style-name="T19">Стандартная libc</text:span></text:p>
                  </text:list-item>
                  <text:list-item>
                    <text:p><text:span text:style-name="T19">Внешняя ICU</text:span></text:p>
                  </text:list-item>
                </text:list>
                <text:p><text:span text:style-name="T18"/></text:p>
                <text:list>
                  <text:list-item text:start-value="1">
                    <text:p><text:span text:style-name="T1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16" draw:layer="layout" svg:width="16.799cm" svg:height="14.521cm" svg:x="2.1cm" svg:y="14.207cm" presentation:class="notes" presentation:user-transformed="true">
            <draw:text-box>
              <text:p text:style-name="P14"><text:span text:style-name="T6">PostgreSQL реализует поддержку различных провайдеров локалей. Провайдеры — это библиотеки, предоставляющие данные локалей и реализующие сортировку. Стандартный провайдер libc использует системную библиотеку C и предоставляет её локали. Эти локали используются большинством утилит операционной системы. Также поддерживается провайдер ICU, использующий одноименную внешнюю библиотеку.</text:span></text:p>
              <text:p text:style-name="P14"><text:span text:style-name="T6">Команды и утилиты, позволяющие устанавливать параметры локали, позволяют явно выбрать и провайдера локали. По умолчанию используется провайдер libc.</text:span></text:p>
              <text:p text:style-name="P14"><text:span text:style-name="T11"><text:a xlink:href="https://postgrespro.ru/docs/postgresql/16/locale#LOCALE-PROVIDERS" xlink:type="simple">https://postgrespro.ru/docs/postgresql/16/locale#LOCALE-PROVIDERS</text:a></text:span></text:p>
              <text:p text:style-name="P14"><text:span text:style-name="T14">Начиная с 15-й версии PostgreSQL для базы данных и кластера в качестве провайдера локализации по умолчанию стало возможно использовать библиотеку ICU.</text:span></text:p>
              <text:p text:style-name="P14"><text:span text:style-name="T11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8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20.136cm" svg:height="3.481cm" svg:x="1.2cm" svg:y="0.737cm" presentation:class="title" presentation:user-transformed="true">
          <draw:text-box>
            <text:p><text:span text:style-name="T10">Настройка сервера</text:span></text:p>
          </draw:text-box>
        </draw:frame>
        <draw:frame presentation:style-name="pr4" draw:text-style-name="P8" draw:layer="layout" svg:width="25.6cm" svg:height="14.504cm" svg:x="1.2cm" svg:y="4.6cm" presentation:class="outline" presentation:user-transformed="true">
          <draw:text-box>
            <text:list text:style-name="L3">
              <text:list-item>
                <text:p text:style-name="P12"/>
              </text:list-item>
              <text:list-item>
                <text:p text:style-name="P12"/>
              </text:list-item>
            </text:list>
          </draw:text-box>
        </draw:frame>
        <draw:custom-shape draw:style-name="gr4" draw:text-style-name="P21" draw:layer="layout" svg:width="25.6cm" svg:height="9.069cm" svg:x="1.2cm" svg:y="4.256cm">
          <text:p text:style-name="P20"><text:span text:style-name="T21">PostgreSQL</text:span></text:p>
          <draw:enhanced-geometry svg:viewBox="0 0 21600 21600" draw:type="rectangle" draw:enhanced-path="M 0 0 L 21600 0 21600 21600 0 21600 0 0 Z N"/>
        </draw:custom-shape>
        <draw:frame draw:style-name="gr5" draw:text-style-name="P22" draw:layer="layout" svg:width="9.297cm" svg:height="1.673cm" svg:x="9.37cm" svg:y="15.134cm">
          <draw:text-box>
            <text:p><text:span text:style-name="T21">LC_COLLATE = <text:s/>en_US.UTF8</text:span></text:p>
            <text:p><text:span text:style-name="T21">LC_CTYPE = en_US.UTF8</text:span></text:p>
          </draw:text-box>
        </draw:frame>
        <draw:custom-shape draw:style-name="gr6" draw:text-style-name="P23" draw:layer="layout" svg:width="3.81cm" svg:height="3.404cm" svg:x="17.208cm" svg:y="6.765cm">
          <text:p text:style-name="P20"><text:span text:style-name="T21">template0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25" draw:layer="layout" svg:width="13.914cm" svg:height="0.962cm" svg:x="9.454cm" svg:y="12.035cm">
          <draw:text-box>
            <text:p text:style-name="P24"><text:span text:style-name="T22">initdb --locale-provider=icu </text:span><text:span text:style-name="T21">--icu-locale='ru-RU'</text:span></text:p>
          </draw:text-box>
        </draw:frame>
        <draw:frame draw:style-name="gr8" draw:text-style-name="P22" draw:layer="layout" svg:width="9.57cm" svg:height="3.806cm" svg:x="6.376cm" svg:y="6.595cm">
          <draw:text-box>
            <text:p text:style-name="P26"><text:span text:style-name="T22">CREATE DATABASE db</text:span><text:span text:style-name="T22"><text:line-break/></text:span><text:span text:style-name="T22"> <text:s text:c="3"/></text:span><text:span text:style-name="T21">LOCALE_PROVIDER = 'libc'</text:span></text:p>
            <text:p><text:span text:style-name="T21"><text:s text:c="4"/></text:span><text:span text:style-name="T21">TEMPLATE = template0</text:span><text:span text:style-name="T21"><text:line-break/></text:span><text:span text:style-name="T21"> <text:s text:c="3"/>ENCODING = 'KOI8R'</text:span><text:span text:style-name="T21"><text:line-break/></text:span><text:span text:style-name="T21"> <text:s text:c="3"/></text:span><text:span text:style-name="T22">LOCALE </text:span><text:span text:style-name="T21">= 'ru_RU.koi8r'</text:span></text:p>
          </draw:text-box>
        </draw:frame>
        <draw:custom-shape draw:style-name="gr6" draw:text-style-name="P23" draw:layer="layout" svg:width="3.81cm" svg:height="3.404cm" svg:x="2.008cm" svg:y="6.697cm">
          <text:p text:style-name="P20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23" draw:layer="layout" svg:width="3.81cm" svg:height="3.353cm" svg:x="22.008cm" svg:y="6.766cm">
          <text:p text:style-name="P20"><text:span text:style-name="T21">template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8" draw:layer="layout" svg:width="6.681cm" svg:height="2.366cm" svg:x="13.53cm" svg:y="3.425cm">
          <text:p text:style-name="P27"><text:span text:style-name="T23">параметры локализации</text:span></text:p>
          <text:p text:style-name="P27"><text:span text:style-name="T23">нельзя изменить после</text:span></text:p>
          <text:p text:style-name="P27"><text:span text:style-name="T23">создания баз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18.46752469321 34713.30798479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28" draw:layer="layout" svg:width="6.681cm" svg:height="2.366cm" svg:x="1.732cm" svg:y="12.184cm">
          <text:p text:style-name="P27"><text:span text:style-name="T23">свойства кодировки</text:span></text:p>
          <text:p text:style-name="P27"><text:span text:style-name="T23"><text:s/></text:span><text:span text:style-name="T23">должны соответствовать</text:span></text:p>
          <text:p text:style-name="P27"><text:span text:style-name="T23">локал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510.8051481592 -15814.44866920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2" draw:text-style-name="P16" draw:layer="layout" svg:width="16.799cm" svg:height="14.121cm" svg:x="2.1cm" svg:y="14.107cm" presentation:class="notes" presentation:user-transformed="true">
            <draw:text-box>
              <text:p text:style-name="P14"><text:span text:style-name="T24">Установка провайдера и локали выполняется при инициализации кластера баз данных. По умолчанию утилита initdb использует провайдера libc и локаль из окружения ОС; либо провайдера и локаль можно указать явно через соответствующие параметры.</text:span></text:p>
              <text:p text:style-name="P14"><text:span text:style-name="T24">При создании новой базы данных из шаблона template0 можно указать параметры локализации, отличные от тех, что использовались при инициализации кластера баз данных. </text:span><text:span text:style-name="T25">К ним относятся: </text:span><text:span text:style-name="T24">провайдер, кодировка символов (ENCODING), а также категории локали LC_CTYPE и LC_COLLATE, которые удобно задавать одним параметром (ключом) LOCALE, потому что их значения обычно совпадают.</text:span></text:p>
              <text:p text:style-name="P14"><text:span text:style-name="T24">Существует ограничение: кодировка каждой базы данных должна быть совместима с параметрами локали этой базы данных LC_CTYPE (классификация символов) и LC_COLLATE (порядок сортировки строк). Для локали C или POSIX подойдёт любой набор символов, но для других локалей, предоставляемых libc, есть только один набор символов, который будет работать правильно. (Исключение: в среде Windows кодировка UTF-8 может использоваться с любой локалью.) Локали, предоставляемые провайдером ICU, можно использовать с большинством кодировок.</text:span></text:p>
              <text:p text:style-name="P14"><text:span text:style-name="T24">Если нужно создать базу с отличающимися параметрами локализации, необходимо использовать шаблон template0, в котором гарантированно нет никаких данных.</text:span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Настройка клиента</text:span></text:p>
          </draw:text-box>
        </draw:frame>
        <draw:custom-shape draw:style-name="gr11" draw:text-style-name="P21" draw:layer="layout" svg:width="12.532cm" svg:height="6.6cm" svg:x="14.255cm" svg:y="4.2cm">
          <text:p text:style-name="P20"><text:span text:style-name="T21">PostgreSQL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xml:id="id2" draw:id="id2" draw:layer="layout" svg:width="7.8cm" svg:height="6.6cm" svg:x="1.2cm" svg:y="4.2cm">
          <text:p text:style-name="P20"><text:span text:style-name="T21">psql</text:span></text:p>
          <draw:enhanced-geometry svg:viewBox="0 0 21600 21600" draw:type="rectangle" draw:enhanced-path="M 0 0 L 21600 0 21600 21600 0 21600 0 0 Z N"/>
        </draw:custom-shape>
        <draw:connector draw:style-name="gr13" draw:text-style-name="P29" draw:layer="layout" draw:type="line" svg:x1="15cm" svg:y1="7.5cm" svg:x2="9cm" svg:y2="7.5cm" draw:start-shape="id1" draw:start-glue-point="3" draw:end-shape="id2" draw:end-glue-point="1" svg:d="M15000 7500h-6000" svg:viewBox="0 0 6001 1">
          <text:p/>
        </draw:connector>
        <draw:custom-shape draw:style-name="gr14" draw:text-style-name="P21" draw:layer="layout" svg:width="7.8cm" svg:height="4.325cm" svg:x="1.2cm" svg:y="14.675cm">
          <text:p text:style-name="P20"><text:span text:style-name="T21">терминал</text:span></text:p>
          <draw:enhanced-geometry svg:viewBox="0 0 21600 21600" draw:type="rectangle" draw:enhanced-path="M 0 0 L 21600 0 21600 21600 0 21600 0 0 Z N"/>
        </draw:custom-shape>
        <draw:frame draw:style-name="gr15" draw:text-style-name="P22" draw:layer="layout" svg:width="7.56cm" svg:height="2.384cm" svg:x="1.44cm" svg:y="17.191cm">
          <draw:text-box>
            <text:p><text:span text:style-name="T21">chcp /</text:span><text:span text:style-name="T21"><text:line-break/></text:span><text:span text:style-name="T21">Terminal→Set Encoding</text:span></text:p>
          </draw:text-box>
        </draw:frame>
        <draw:frame draw:style-name="gr16" draw:text-style-name="P22" draw:layer="layout" svg:width="7.089cm" svg:height="0.962cm" svg:x="3.625cm" svg:y="11.138cm">
          <draw:text-box>
            <text:p><text:span text:style-name="T21">LC_ALL = ru_RU.UTF8</text:span></text:p>
          </draw:text-box>
        </draw:frame>
        <draw:custom-shape draw:style-name="gr17" draw:text-style-name="P30" xml:id="id5" draw:id="id5" draw:layer="layout" svg:width="3.662cm" svg:height="3.278cm" svg:x="22.386cm" svg:y="5.8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8" draw:text-style-name="P22" xml:id="id3" draw:id="id3" draw:layer="layout" svg:width="9.413cm" svg:height="0.962cm" svg:x="3.661cm" svg:y="12.112cm">
          <draw:text-box>
            <text:p><text:span text:style-name="T21">PGCLIENTENCODING = UTF8</text:span></text:p>
          </draw:text-box>
        </draw:frame>
        <draw:custom-shape draw:style-name="gr19" draw:text-style-name="P32" xml:id="id1" draw:id="id1" draw:layer="layout" svg:width="6.779cm" svg:height="3.936cm" svg:x="15cm" svg:y="5.532cm">
          <text:p text:style-name="P31"><text:span text:style-name="T26">backend</text:span></text:p>
          <draw:enhanced-geometry svg:viewBox="0 0 21600 21600" draw:type="rectangle" draw:enhanced-path="M 0 0 L 21600 0 21600 21600 0 21600 0 0 Z N"/>
        </draw:custom-shape>
        <draw:frame draw:style-name="gr20" draw:text-style-name="P33" draw:layer="layout" svg:width="5.18cm" svg:height="0.962cm" svg:x="16.2cm" svg:y="7.278cm">
          <draw:text-box>
            <text:p><text:span text:style-name="T27">server_encoding</text:span></text:p>
          </draw:text-box>
        </draw:frame>
        <draw:frame draw:style-name="gr21" draw:text-style-name="P33" xml:id="id4" draw:id="id4" draw:layer="layout" svg:width="4.896cm" svg:height="0.962cm" svg:x="16.2cm" svg:y="8.177cm">
          <draw:text-box>
            <text:p><text:span text:style-name="T27">client_encoding</text:span></text:p>
          </draw:text-box>
        </draw:frame>
        <draw:path draw:style-name="gr22" draw:text-style-name="P34" draw:layer="layout" svg:width="0.999cm" svg:height="0.519cm" svg:x="15.187cm" svg:y="7.554cm" svg:viewBox="0 0 1000 520" svg:d="M1000 260c-29 51-66 94-110 130-104 87-234 130-389 130s-285-43-390-130c-44-36-81-79-111-130 30-50 67-94 111-130 105-87 235-130 390-130s285 43 389 130c44 36 81 80 110 130zM905 260c-19-31-42-59-69-84-65-59-146-96-241-111 41 17 75 43 100 77 26 36 38 75 38 118s-12 82-37 117-58 61-99 78c141-23 243-87 308-195zM685 260c0-46-18-86-54-119-36-34-80-50-131-50-27 0-52 5-76 15l-19-41c-142 23-245 88-310 195 19 32 42 60 69 84 65 59 144 96 239 111-41-17-74-43-99-78s-37-74-37-117c0-26 5-51 15-75l46 14c-8 20-13 40-13 61 0 47 18 87 55 120 36 33 79 50 130 50s95-17 131-50 54-73 54-120zM640 260c0 36-14 66-41 91s-60 38-99 38-72-13-99-38-41-55-41-91c0-15 3-30 9-45l143 61-67-133c17-7 36-11 55-11 39 0 72 12 99 38 27 25 41 55 41 90z">
          <text:p/>
        </draw:path>
        <draw:connector draw:style-name="gr23" draw:text-style-name="P29" draw:layer="layout" draw:type="curve" svg:x1="13.074cm" svg:y1="12.593cm" svg:x2="16.2cm" svg:y2="8.658cm" draw:start-shape="id3" draw:start-glue-point="1" draw:end-shape="id4" svg:d="M13074 12593c2344 0 782-3935 3126-3935" svg:viewBox="0 0 3127 3936">
          <text:p/>
        </draw:connector>
        <draw:connector draw:style-name="gr24" draw:text-style-name="P29" draw:layer="layout" draw:type="line" svg:x1="22.386cm" svg:y1="7.5cm" svg:x2="21.779cm" svg:y2="7.5cm" draw:start-shape="id5" draw:end-shape="id1" draw:end-glue-point="1" svg:d="M22386 7500h-607" svg:viewBox="0 0 608 1">
          <text:p/>
        </draw:connector>
        <draw:custom-shape draw:style-name="gr25" draw:text-style-name="P28" draw:layer="layout" svg:width="5.421cm" svg:height="2.366cm" svg:x="18.789cm" svg:y="10.34cm">
          <text:p text:style-name="P27"><text:span text:style-name="T23">преобразование</text:span></text:p>
          <text:p text:style-name="P27"><text:span text:style-name="T23">символов (CREATE</text:span><text:span text:style-name="T23"><text:line-break/></text:span><text:span text:style-name="T23">CONVERSION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77.16709701217 -11780.98859315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13" draw:text-style-name="P29" draw:layer="layout" draw:type="line" svg:x1="3.1cm" svg:y1="10.8cm" svg:x2="3.1cm" svg:y2="14.675cm" svg:d="M3100 10800v3875" svg:viewBox="0 0 1 3876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3" draw:text-style-name="P35" draw:layer="layout" svg:width="16.799cm" svg:height="14.405cm" svg:x="2.1cm" svg:y="14.107cm" presentation:class="notes" presentation:user-transformed="true">
            <draw:text-box>
              <text:p text:style-name="P14"><text:span text:style-name="T28">Для настройки локализации клиентского приложения нужно сделать следующее.</text:span></text:p>
              <text:list text:style-name="L1">
                <text:list-item>
                  <text:p text:style-name="P14"><text:span text:style-name="T28">Проверить, что настройки сервера корректны. Как минимум, что используется правильная кодировка БД (неизменяемый параметр </text:span><text:span text:style-name="T29">server_encoding </text:span><text:span text:style-name="T30">покажет кодировку, заданную при создании БД</text:span><text:span text:style-name="T28">).</text:span></text:p>
                </text:list-item>
                <text:list-item>
                  <text:p text:style-name="P14"><text:span text:style-name="T31">Проверить, что в клиентской ОС установлены нужные локали, и настроить категории локали (переменные среды LC_*) в сеансе ОС.</text:span></text:p>
                </text:list-item>
                <text:list-item>
                  <text:p text:style-name="P14"><text:span text:style-name="T28">Настроить кодировку, с которой работает приложение, и проверить настройки устройства вывода.</text:span><text:span text:style-name="T28"><text:line-break/></text:span><text:span text:style-name="T24">Например, psql в Windows обычно использует кодировку Win-1251, поэтому в терминале (cmd.exe) необходимо </text:span><text:span text:style-name="T28">выполнить команду </text:span><text:span text:style-name="T32">chcp 1251</text:span><text:span text:style-name="T28"> и установить</text:span><text:span text:style-name="T24"> шрифт true type (например, Lucida Console).</text:span></text:p>
                </text:list-item>
                <text:list-item>
                  <text:p text:style-name="P14"><text:span text:style-name="T28">После подключения к БД проверить параметр </text:span><text:span text:style-name="T29">client_encoding</text:span><text:span text:style-name="T28">. Этот параметр отвечает за перекодировку символов между клиентом и сервером. При необходимости установить в значение кодировки приложения. Значение </text:span><text:span text:style-name="T29">client_encoding</text:span><text:span text:style-name="T28"> можно задать и в переменной среды PGCLIENTENCODING.</text:span></text:p>
                </text:list-item>
              </text:list>
              <text:p text:style-name="P14"><text:span text:style-name="T28">Обслуживающий процесс автоматически перекодирует символы из кодировки БД (server_encoding) в кодировку клиента (client_encoding). Для большинства кодировок в PostgreSQL преднастроены необходимые процедуры преобразования символов: они находятся в таблице системного каталога pg_conversion. Возможно создание дополнительных пользовательских перекодировок (CREATE CONVERSION).</text:span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8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Сообщения сервера</text:span></text:p>
          </draw:text-box>
        </draw:frame>
        <draw:custom-shape draw:style-name="gr12" draw:text-style-name="P37" xml:id="id8" draw:id="id8" draw:layer="layout" svg:width="7.8cm" svg:height="6.6cm" svg:x="1.201cm" svg:y="4.2cm">
          <text:p text:style-name="P36"><text:span text:style-name="T21">psql</text:span></text:p>
          <draw:enhanced-geometry svg:viewBox="0 0 21600 21600" draw:type="rectangle" draw:enhanced-path="M 0 0 L 21600 0 21600 21600 0 21600 0 0 Z N"/>
        </draw:custom-shape>
        <draw:frame draw:style-name="gr26" draw:text-style-name="P22" draw:layer="layout" svg:width="7.335cm" svg:height="1.673cm" svg:x="17.269cm" svg:y="15.421cm">
          <draw:text-box>
            <text:p><text:span text:style-name="T21">configure --enable-nls ...</text:span></text:p>
          </draw:text-box>
        </draw:frame>
        <draw:custom-shape draw:style-name="gr27" draw:text-style-name="P21" draw:layer="layout" svg:width="12.532cm" svg:height="10.658cm" svg:x="14.255cm" svg:y="4.2cm">
          <text:p text:style-name="P20"><text:span text:style-name="T21">PostgreSQL</text:span></text:p>
          <draw:enhanced-geometry svg:viewBox="0 0 21600 21600" draw:type="rectangle" draw:enhanced-path="M 0 0 L 21600 0 21600 21600 0 21600 0 0 Z N"/>
        </draw:custom-shape>
        <draw:custom-shape draw:style-name="gr17" draw:text-style-name="P30" xml:id="id6" draw:id="id6" draw:layer="layout" svg:width="3.662cm" svg:height="3.278cm" svg:x="22.386cm" svg:y="5.8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32" xml:id="id7" draw:id="id7" draw:layer="layout" svg:width="6.339cm" svg:height="2.823cm" svg:x="15.14cm" svg:y="6.089cm">
          <text:p text:style-name="P31"><text:span text:style-name="T26">backend</text:span></text:p>
          <draw:enhanced-geometry svg:viewBox="0 0 21600 21600" draw:type="rectangle" draw:enhanced-path="M 0 0 L 21600 0 21600 21600 0 21600 0 0 Z N"/>
        </draw:custom-shape>
        <draw:frame draw:style-name="gr29" draw:text-style-name="P33" draw:layer="layout" svg:width="4.198cm" svg:height="0.962cm" svg:x="16.4cm" svg:y="7.278cm">
          <draw:text-box>
            <text:p><text:span text:style-name="T27">lc_messages</text:span></text:p>
          </draw:text-box>
        </draw:frame>
        <draw:connector draw:style-name="gr24" draw:text-style-name="P29" draw:layer="layout" draw:type="line" svg:x1="22.386cm" svg:y1="7.5cm" svg:x2="21.479cm" svg:y2="7.5cm" draw:start-shape="id6" draw:end-shape="id7" draw:end-glue-point="1" svg:d="M22386 7500h-907" svg:viewBox="0 0 908 1">
          <text:p/>
        </draw:connector>
        <draw:connector draw:style-name="gr13" draw:text-style-name="P29" draw:layer="layout" draw:type="line" svg:x1="15.14cm" svg:y1="7.5cm" svg:x2="9.001cm" svg:y2="7.5cm" draw:start-shape="id7" draw:start-glue-point="3" draw:end-shape="id8" draw:end-glue-point="1" svg:d="M15140 7500h-6139" svg:viewBox="0 0 6140 1">
          <text:p/>
        </draw:connector>
        <draw:custom-shape draw:style-name="gr30" draw:text-style-name="P38" xml:id="id9" draw:id="id9" draw:layer="layout" svg:width="6.211cm" svg:height="3.47cm" svg:x="15.237cm" svg:y="10.614cm">
          <text:p/>
          <draw:enhanced-geometry svg:viewBox="0 0 21600 21600" draw:mirror-vertical="true" draw:glue-points="10800 0 0 10800 10800 21600 21600 10800" draw:text-areas="0 0 21600 ?f11" draw:type="paper" draw:modifiers="19837.089504185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1" draw:text-style-name="P25" draw:layer="layout" svg:width="4.926cm" svg:height="0.806cm" svg:x="16.218cm" svg:y="10.626cm">
          <draw:text-box>
            <text:p text:style-name="P29"><text:span text:style-name="T26">журнал сообщений</text:span></text:p>
          </draw:text-box>
        </draw:frame>
        <draw:connector draw:style-name="gr13" draw:text-style-name="P29" draw:layer="layout" draw:type="line" svg:x1="18.309cm" svg:y1="8.912cm" svg:x2="18.343cm" svg:y2="10.614cm" draw:start-shape="id7" draw:start-glue-point="2" draw:end-shape="id9" draw:end-glue-point="6" svg:d="M18309 8912l34 1702" svg:viewBox="0 0 35 1703">
          <text:p/>
        </draw:connector>
        <draw:frame draw:style-name="gr32" draw:text-style-name="P39" draw:layer="layout" svg:width="5.821cm" svg:height="1.361cm" svg:x="2.086cm" svg:y="6.974cm">
          <draw:text-box>
            <text:p><text:span text:style-name="T33">ОШИБКА:</text:span></text:p>
            <text:p><text:span text:style-name="T33">ошибка синтаксиса</text:span></text:p>
          </draw:text-box>
        </draw:frame>
        <draw:frame draw:style-name="gr32" draw:text-style-name="P39" draw:layer="layout" svg:width="5.821cm" svg:height="1.361cm" svg:x="15.627cm" svg:y="12.045cm">
          <draw:text-box>
            <text:p><text:span text:style-name="T33">ОШИБКА:</text:span></text:p>
            <text:p><text:span text:style-name="T33">ошибка синтаксиса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4" draw:text-style-name="P42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 text:style-name="P40"><text:span text:style-name="T28">Сообщения сервера (и утилит) PostgreSQL переведены на несколько языков, в том числе и на русский.</text:span></text:p>
                </text:list-item>
                <text:list-item>
                  <text:p text:style-name="P40"><text:span text:style-name="T28">Для того, чтобы сообщения сервера выводились на русском языке, нужно, чтобы сервер PostgreSQL был собран с поддержкой национальных языков (</text:span><text:span text:style-name="T34">configure --enable-nls</text:span><text:span text:style-name="T28">).</text:span></text:p>
                </text:list-item>
                <text:list-item>
                  <text:p text:style-name="P41"><text:span text:style-name="T28">Параметр конфигурации </text:span><text:span text:style-name="T29">lc_messages </text:span><text:span text:style-name="T30">управляет языком сообщений сервера.</text:span></text:p>
                </text:list-item>
                <text:list-item>
                  <text:p text:style-name="P41"><text:span text:style-name="T35">Сообщения сервера </text:span><text:span text:style-name="T28">не только отправляются клиенту, но и записываются в журнал сервера. При выборе языка, отличного от английского, следует убедиться, что инструменты работы с журналом сервера понимают этот язык. Например pgBadger может работать только с английскими сообщениями.</text:span></text:p>
                </text:list-item>
              </text:list>
              <text:p text:style-name="P5"><text:span text:style-name="T28">Подробнее о переводе сообщений сервера для переводчиков</text:span><text:span text:style-name="T28"><text:line-break/></text:span><text:span text:style-name="T28">и разработчиков: </text:span><text:span text:style-name="T36"><text:a xlink:href="https://postgrespro.ru/docs/postgresql/16/nls" xlink:type="simple">https://postgrespro.ru/docs/postgresql/16/nls</text:a></text:span></text:p>
              <text:p text:style-name="P5"><text:span text:style-name="T26"/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Сообщения утилит</text:span></text:p>
          </draw:text-box>
        </draw:frame>
        <draw:custom-shape draw:style-name="gr12" draw:text-style-name="P37" xml:id="id12" draw:id="id12" draw:layer="layout" svg:width="7.8cm" svg:height="6.6cm" svg:x="1.201cm" svg:y="4.2cm">
          <text:p text:style-name="P36"><text:span text:style-name="T21">psql</text:span></text:p>
          <draw:enhanced-geometry svg:viewBox="0 0 21600 21600" draw:type="rectangle" draw:enhanced-path="M 0 0 L 21600 0 21600 21600 0 21600 0 0 Z N"/>
        </draw:custom-shape>
        <draw:frame draw:style-name="gr33" draw:text-style-name="P22" draw:layer="layout" svg:width="8.101cm" svg:height="1.673cm" svg:x="1.06cm" svg:y="11.453cm">
          <draw:text-box>
            <text:p><text:span text:style-name="T21">configure --enable-nls ...</text:span></text:p>
            <text:p><text:span text:style-name="T21">export LC_MESSAGES=ru</text:span></text:p>
          </draw:text-box>
        </draw:frame>
        <draw:custom-shape draw:style-name="gr34" draw:text-style-name="P21" draw:layer="layout" svg:width="12.52cm" svg:height="6.6cm" svg:x="14.255cm" svg:y="4.2cm">
          <text:p text:style-name="P20"><text:span text:style-name="T21">PostgreSQL</text:span></text:p>
          <draw:enhanced-geometry svg:viewBox="0 0 21600 21600" draw:type="rectangle" draw:enhanced-path="M 0 0 L 21600 0 21600 21600 0 21600 0 0 Z N"/>
        </draw:custom-shape>
        <draw:custom-shape draw:style-name="gr17" draw:text-style-name="P30" xml:id="id10" draw:id="id10" draw:layer="layout" svg:width="3.662cm" svg:height="3.278cm" svg:x="22.386cm" svg:y="5.8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32" xml:id="id11" draw:id="id11" draw:layer="layout" svg:width="6.339cm" svg:height="2.823cm" svg:x="15.14cm" svg:y="6.089cm">
          <text:p text:style-name="P31"><text:span text:style-name="T26">backend</text:span></text:p>
          <draw:enhanced-geometry svg:viewBox="0 0 21600 21600" draw:type="rectangle" draw:enhanced-path="M 0 0 L 21600 0 21600 21600 0 21600 0 0 Z N"/>
        </draw:custom-shape>
        <draw:connector draw:style-name="gr24" draw:text-style-name="P29" draw:layer="layout" draw:type="line" svg:x1="22.386cm" svg:y1="7.5cm" svg:x2="21.479cm" svg:y2="7.5cm" draw:start-shape="id10" draw:end-shape="id11" draw:end-glue-point="1" svg:d="M22386 7500h-907" svg:viewBox="0 0 908 1">
          <text:p/>
        </draw:connector>
        <draw:connector draw:style-name="gr13" draw:text-style-name="P29" draw:layer="layout" draw:type="line" svg:x1="15.14cm" svg:y1="7.5cm" svg:x2="9.001cm" svg:y2="7.5cm" draw:start-shape="id11" draw:start-glue-point="3" draw:end-shape="id12" draw:end-glue-point="1" svg:d="M15140 7500h-6139" svg:viewBox="0 0 6140 1">
          <text:p/>
        </draw:connector>
        <draw:frame draw:style-name="gr35" draw:text-style-name="P39" draw:layer="layout" svg:width="6.988cm" svg:height="3.026cm" svg:x="1.662cm" svg:y="6.574cm">
          <draw:text-box>
            <text:p><text:span text:style-name="T37">=&gt; SELECT version();</text:span></text:p>
            <text:p><text:span text:style-name="T37"><text:s text:c="9"/></text:span><text:span text:style-name="T37">version</text:span></text:p>
            <text:p><text:span text:style-name="T37">-------------------------</text:span></text:p>
            <text:p><text:span text:style-name="T37"><text:s/></text:span><text:span text:style-name="T37">PostgreSQL 16.4</text:span></text:p>
            <text:p><text:span text:style-name="T33">(1 строка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5" draw:text-style-name="P45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 text:style-name="P43"><text:span text:style-name="T28">Утилиты PostgreSQL (psql, pg_dump и пр.) также поддерживают национальные языки.</text:span></text:p>
                </text:list-item>
                <text:list-item>
                  <text:p text:style-name="P44"><text:span text:style-name="T28">Для того, чтобы сообщения утилит выводились на языке, отличном от английского, нужно, чтобы клиент PostgreSQL был собран с поддержкой NLS. Язык вывода устанавливается на клиенте переменной среды LC_MESSAGES (параметр сервера </text:span><text:span text:style-name="T29">lc_messages</text:span><text:span text:style-name="T28"> влияет только на сообщения самого сервера, но не клиента).</text:span></text:p>
                </text:list-item>
                <text:list-item>
                  <text:p text:style-name="P44"><text:span text:style-name="T28">Большинство ОС (включая Windows) используют следующий порядок просмотра переменных среды для языка сообщений: LANGUAGE, LC_ALL, LC_MESSAGES, LANG.</text:span></text:p>
                </text:list-item>
              </text:list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8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Правила сортировки</text:span></text:p>
          </draw:text-box>
        </draw:frame>
        <draw:frame presentation:style-name="pr8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8">Объекты базы данных</text:span></text:p>
                <text:list>
                  <text:list-item>
                    <text:p text:style-name="P46"><text:span text:style-name="T19">разные правила сортировки в одной БД</text:span></text:p>
                  </text:list-item>
                  <text:list-item>
                    <text:p text:style-name="P46"><text:span text:style-name="T19">начальное наполнение при создании БД</text:span></text:p>
                  </text:list-item>
                  <text:list-item>
                    <text:p text:style-name="P46"><text:span text:style-name="T19">указываются для столбцов таблиц и в выражениях</text:span></text:p>
                  </text:list-item>
                </text:list>
              </text:list-item>
              <text:list-item>
                <text:p text:style-name="P12"><text:span text:style-name="T18">Стандартные правила сортировки</text:span></text:p>
                <text:list>
                  <text:list-item>
                    <text:p text:style-name="P13"><text:span text:style-name="T19">default, «C» и «POSIX»</text:span></text:p>
                  </text:list-item>
                  <text:list-item>
                    <text:p text:style-name="P13"><text:span text:style-name="T19">unicode, ucs_basic</text:span></text:p>
                    <text:p text:style-name="P13"><text:span text:style-name="T19"/></text:p>
                  </text:list-item>
                  <text:list-item>
                    <text:p><text:span text:style-name="T1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16" draw:layer="layout" svg:width="16.799cm" svg:height="14.521cm" svg:x="2.1cm" svg:y="14.207cm" presentation:class="notes" presentation:user-transformed="true">
            <draw:text-box>
              <text:p text:style-name="P14"><text:span text:style-name="T6">Чтобы в одной базе данных можно было по-разному сортировать и сравнивать текстовые данные, в PostgreSQL существуют специальные объекты — правила сортировки (collation). Они позволяют использовать порядок сортировки, отличный от установленного по умолчанию для базы данных.</text:span></text:p>
              <text:p text:style-name="P14"><text:span text:style-name="T14">Правила сортировки можно использовать при создании текстовых столбцов таблиц, в определении доменов и просто в выражениях, где сортируются или сравниваются текстовые строки. При создании правила сортировки указывается провайдер</text:span><text:span text:style-name="T6"> и классификация символов.</text:span></text:p>
              <text:p text:style-name="P14"><text:span text:style-name="T14">Начальный список правил сортировки формируется при инициализации кластера: для всех имеющихся в ОС локалей</text:span><text:span text:style-name="T6"> загружаются их правила сортировки. В дальнейшем при добавлении локалей в ОС можно дозагрузить правила.</text:span></text:p>
              <text:p text:style-name="P14"><text:span text:style-name="T6">Стандартные правила сортировки «C» и «POSIX» работают одинаково и создаются для всех кодировок сервера. Для этих правил буквами считаются латинские символы от A до Z, а остальные сортируются в соответствии со своими кодами в данной кодировке. Правило default использует значения LC_COLLATE и LC_CTYPE, заданные при создании базы данных. В числе стандартных также доступны правила сортировки unicode и ucs_basic, определенные в стандарте SQL.</text:span></text:p>
              <text:p text:style-name="P14"><text:span text:style-name="T6">Все имеющиеся правила сортировки можно увидеть в таблице системного каталога pg_collation.</text:span></text:p>
              <text:p text:style-name="P14"><text:span text:style-name="T11"><text:a xlink:href="https://postgrespro.ru/docs/postgresql/16/collation" xlink:type="simple">https://postgrespro.ru/docs/postgresql/16/collation</text:a></text:span></text:p>
            </draw:text-box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Провайдер libc</text:span></text:p>
          </draw:text-box>
        </draw:frame>
        <draw:frame presentation:style-name="pr4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2">Порядок символов</text:p>
                <text:list>
                  <text:list-item>
                    <text:p>зависит от реализации в операционной системе</text:p>
                  </text:list-item>
                </text:list>
              </text:list-item>
              <text:list-item>
                <text:p text:style-name="P12">Изменения в библиотеке</text:p>
                <text:list>
                  <text:list-item>
                    <text:p>отслеживается номер версии</text:p>
                  </text:list-item>
                </text:list>
              </text:list-item>
              <text:list-item>
                <text:p text:style-name="P12">Использование</text:p>
                <text:list>
                  <text:list-item>
                    <text:p>по умолчанию для базы данных или кластера</text:p>
                  </text:list-item>
                  <text:list-item>
                    <text:p>явное указание при определении столбцов и в выражениях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6">Правила сортировки провайдера libc в базе данных работают точно так же, как и в операционной системе. Однако библиотека libc может быть реализована по-разному в разных операционных системах. Как следствие, сортировка для одних и тех же локалей может отличаться</text:span><text:span text:style-name="T6"><text:line-break/></text:span><text:span text:style-name="T6">в зависимости от ОС сервера базы данных. Если приложение должно поддерживать работу (включая логическую репликацию) СУБД на разных ОС, следует убедиться, что сортировка везде работает корректно.</text:span></text:p>
              <text:p text:style-name="P14"><text:span text:style-name="T6">Более серьезной потенциальной проблемой является установка новой версии библиотеки libc в ОС. Такое может произойти, например, при переходе на новый сервер с новой версией ОС. Изменение в новой версии libc используемых в базе данных правил сортировки может привести к некорректной работе индексов и другим проблемам.</text:span></text:p>
              <text:p text:style-name="P14"><text:span text:style-name="T6"/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Провайдер ICU</text:span></text:p>
          </draw:text-box>
        </draw:frame>
        <draw:frame presentation:style-name="pr4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2">Порядок символов</text:p>
                <text:list>
                  <text:list-item>
                    <text:p>зависит от версии библиотеки, но не от операционной системы</text:p>
                  </text:list-item>
                </text:list>
              </text:list-item>
              <text:list-item>
                <text:p text:style-name="P12">Использование</text:p>
                <text:list>
                  <text:list-item>
                    <text:p text:style-name="P13">при инициализации базы данных или кластера</text:p>
                  </text:list-item>
                  <text:list-item>
                    <text:p>явное указание при определении столбцов и в выражениях</text:p>
                  </text:list-item>
                </text:list>
              </text:list-item>
              <text:list-item>
                <text:p text:style-name="P12">Дополнительные возможности</text:p>
                <text:list>
                  <text:list-item>
                    <text:p>названия локалей приводятся к каноническому виду</text:p>
                  </text:list-item>
                  <text:list-item>
                    <text:p text:style-name="P13">управление порядком сортировки групп символов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6" draw:text-style-name="P16" draw:layer="layout" svg:width="16.799cm" svg:height="15.276cm" svg:x="2.1cm" svg:y="14.207cm" presentation:class="notes" presentation:user-transformed="true">
            <draw:text-box>
              <text:p text:style-name="P14"><text:span text:style-name="T6">Информация о выбранном провайдере и локали базы сохраняется в столбцах таблицы системного каталога pg_database datlocprovider и daticulocale. По ряду причин настройки libc всё равно нужны в каждой базе данных, поэтому в столбцах datcollate и datctype по-прежнему есть информация о локали libc.</text:span></text:p>
              <text:p text:style-name="P14"><text:span text:style-name="T6">Для использования провайдера ICU в определении правил сортировки необходимо, чтобы PostgreSQL был собран с поддержкой этой библиотеки. Библиотека ICU и реализованные в ней правила сортировки работают одинаково на всех операционных системах.</text:span></text:p>
              <text:p text:style-name="P14"><text:span text:style-name="T6">Названия локалей для провайдера ICU проверяются и приводятся к каноническому виду в соответствии с правилами языковых меток BCP 47. С помощью параметра </text:span><text:span text:style-name="T38">icu_validation_level </text:span><text:span text:style-name="T6">можно настроить уровень сообщений при проверках локалей.</text:span></text:p>
              <text:p text:style-name="P14"><text:span text:style-name="T39"><text:a xlink:href="https://postgrespro.ru/docs/postgresql/16/locale#ICU-LANGUAGE-TAG" xlink:type="simple">https://postgrespro.ru/docs/postgresql/16/locale#ICU-LANGUAGE-TAG</text:a></text:span></text:p>
              <text:p text:style-name="P14"><text:span text:style-name="T39"><text:a xlink:href="https://www.rfc-editor.org/rfc/bcp/bcp47.txt" xlink:type="simple">https://www.rfc-editor.org/rfc/bcp/bcp47.txt</text:a></text:span></text:p>
              <text:p text:style-name="P14"><text:span text:style-name="T6">Библиотека ICU допускает видоизменение правил сортировки без смены языка и территории. Можно указать разный порядок сортировки для отдельных групп символов. Например, символы какой группы должны идти раньше: кириллица, латиница или цифры; буквы</text:span><text:span text:style-name="T6"><text:line-break/></text:span><text:span text:style-name="T6">в верхнем регистре или в нижнем. Для настройки этих правил можно включить в языковую метку соответствующие параметры.</text:span></text:p>
              <text:p text:style-name="P14"><text:span text:style-name="T39"><text:a xlink:href="https://postgrespro.ru/docs/postgresql/16/collation#ICU-CUSTOM-COLLATIONS" xlink:type="simple">https://postgrespro.ru/docs/postgresql/16/collation#ICU-CUSTOM-COLLATIONS</text:a></text:span></text:p>
              <text:p text:style-name="P14"><text:span text:style-name="T39"><text:a xlink:href="https://icu.unicode.org/" xlink:type="simple">https://icu.unicode.org/</text:a></text:span></text:p>
            </draw:text-box>
            <office:event-listeners>
              <presentation:event-listener script:event-name="dom:click" presentation:action="show" xlink:href="https://www.w3.org/International/articles/language-tags/" xlink:type="simple" xlink:show="embed" xlink:actuate="onRequest"/>
            </office:event-listeners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8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3" draw:text-style-name="P47" draw:layer="layout" svg:width="19.8cm" svg:height="1.741cm" svg:x="1.2cm" svg:y="0.737cm" presentation:class="title" presentation:user-transformed="true">
          <draw:text-box>
            <text:p><text:span text:style-name="T40">Детерминизм</text:span></text:p>
          </draw:text-box>
        </draw:frame>
        <draw:frame presentation:style-name="pr17" draw:text-style-name="P51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48"><text:span text:style-name="T41">Детерминированные правила сортировки</text:span></text:p>
                <text:list>
                  <text:list-item>
                    <text:p text:style-name="P49"><text:span text:style-name="T13">равенство строк при побайтовом совпадении</text:span></text:p>
                  </text:list-item>
                </text:list>
              </text:list-item>
              <text:list-item>
                <text:p text:style-name="P49"><text:span text:style-name="T41">Недетерминированные правила сортировки</text:span></text:p>
                <text:list>
                  <text:list-item>
                    <text:p text:style-name="P14"><text:span text:style-name="T13">строки, состоящие из разных байтов, могут быть равными</text:span></text:p>
                  </text:list-item>
                  <text:list-item>
                    <text:p text:style-name="P14"><text:span text:style-name="T13">дополнительная гибкость</text:span></text:p>
                  </text:list-item>
                  <text:list-item>
                    <text:p text:style-name="P14"><text:span text:style-name="T13">производительность ниже</text:span></text:p>
                  </text:list-item>
                  <text:list-item>
                    <text:p text:style-name="P14"><text:span text:style-name="T13">не поддерживают LIKE и другие операции</text:span></text:p>
                  </text:list-item>
                  <text:list-item>
                    <text:p text:style-name="P50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8" draw:text-style-name="P16" draw:layer="layout" svg:width="16.799cm" svg:height="15.094cm" svg:x="2.1cm" svg:y="14.107cm" presentation:class="notes" presentation:user-transformed="true">
            <draw:text-box>
              <text:p text:style-name="P14"><text:span text:style-name="T6">Правило сортировки в зависимости от типа используемого сравнения может быть детерминированным или недетерминированным.</text:span></text:p>
              <text:p text:style-name="P14"><text:span text:style-name="T14">Детерминированные сравнения считают равными строки, состоящие</text:span><text:span text:style-name="T14"><text:line-break/></text:span><text:span text:style-name="T14">из одних и тех же байтов. При недетерминированном сравнении даже не совпадающие побайтово </text:span><text:span text:style-name="T6">строки могут считаться равными. Например, в Unicode буква «ё» может быть представлена одним символом Cyrillic Small Letter Io (U+0451), а может быть составлена из буквы «е» (U+0435) и диакритического знака «диерезис» (U+0308).</text:span></text:p>
              <text:p text:style-name="P14"><text:span text:style-name="T6">Все стандартные правила — детерминированные. Пользовательские правила по умолчанию тоже будут детерминированными.</text:span></text:p>
              <text:p text:style-name="P14"><text:span text:style-name="T6">Недетерминированные правила дают дополнительную гибкость: можно, например, задать ограничение уникальности без учета регистра или диакритических символов. Но производительность детерминированных правил обычно выше. К тому же недетерминированные правила не поддерживают некоторые операции, такие как поиск по шаблону.</text:span></text:p>
            </draw:text-box>
          </draw:frame>
        </presentation:notes>
      </draw:page>
      <draw:page draw:name="page18" draw:style-name="dp1" draw:master-page-name="master" presentation:presentation-page-layout-name="AL1T1"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8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" presentation:presentation-page-layout-name="AL1T1">
        <draw:frame presentation:style-name="pr3" draw:text-style-name="P47" draw:layer="layout" svg:width="19.8cm" svg:height="1.741cm" svg:x="1.2cm" svg:y="0.737cm" presentation:class="title" presentation:user-transformed="true">
          <draw:text-box>
            <text:p><text:span text:style-name="T40">Отслеживание изменений</text:span></text:p>
          </draw:text-box>
        </draw:frame>
        <draw:frame presentation:style-name="pr17" draw:text-style-name="P5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48"><text:span text:style-name="T41">Изменение библиотеки-провайдера приводит к проблемам</text:span></text:p>
                <text:list>
                  <text:list-item>
                    <text:p text:style-name="P52"><text:span text:style-name="T42">неправильная сортировка значений в индексах</text:span></text:p>
                  </text:list-item>
                  <text:list-item>
                    <text:p text:style-name="P52"><text:span text:style-name="T42">сравнения строк в ограничениях целостности</text:span></text:p>
                  </text:list-item>
                  <text:list-item>
                    <text:p text:style-name="P52"><text:span text:style-name="T42">сравнения строк в запросах</text:span></text:p>
                  </text:list-item>
                  <text:list-item>
                    <text:p text:style-name="P53"><text:span text:style-name="T42">и т. д.</text:span></text:p>
                  </text:list-item>
                </text:list>
              </text:list-item>
              <text:list-item>
                <text:p text:style-name="P48"><text:span text:style-name="T41">Номер версии библиотеки хранится в системном каталоге</text:span></text:p>
              </text:list-item>
              <text:list-item>
                <text:p text:style-name="P48"><text:span text:style-name="T41">При изменении установленной версии — предупреждение</text:span></text:p>
                <text:list>
                  <text:list-item>
                    <text:p text:style-name="P54"><text:span text:style-name="T43">libc не гарантирует стабильность и платформонезависимость верси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8" draw:text-style-name="P16" draw:layer="layout" svg:width="16.799cm" svg:height="15.094cm" svg:x="2.1cm" svg:y="14.107cm" presentation:class="notes" presentation:user-transformed="true">
            <draw:text-box>
              <text:p text:style-name="P14"><text:span text:style-name="T14">Если при изменении библиотеки-провайдера сравнение начинает работать иначе, это может повлиять на используемые в базе данных правила сортировки и вызвать проблемы:</text:span></text:p>
              <text:p text:style-name="P14"><text:span text:style-name="T14">- неправильную работу запросов из-за нарушения сортировки значений в индексах;</text:span></text:p>
              <text:p text:style-name="P14"><text:span text:style-name="T14">- некорректные данные из-за изменившегося поведения при сравнении строк в ограничениях целостности CHECK и триггерах;</text:span></text:p>
              <text:p text:style-name="P14"><text:span text:style-name="T14">- некорректные результаты из-за изменившегося поведения сравнения строк в запросах, процедурном коде и политиках защиты строк.</text:span></text:p>
              <text:p text:style-name="P14"><text:span text:style-name="T14">Поэтому при использовании правил сортировки PostgreSQL будет предупреждать о возможных проблемах, связанных с изменением библиотек.</text:span></text:p>
              <text:p text:style-name="P14"><text:span text:style-name="T14">При создании правила текущий номер версии библиотеки сохраняется</text:span><text:span text:style-name="T14"><text:line-break/></text:span><text:span text:style-name="T14">в системном каталоге, в таблицах pg_collation и pg_database. При каждом использовании правила сохраненный номер версии </text:span><text:span text:style-name="T6">сверяется с текущим номером, и при обнаружении расхождения запросы будут выдавать предупреждения о несоответствии версий.</text:span></text:p>
              <text:p text:style-name="P14"><text:span text:style-name="T6">Если такая ситуация случилась, следует пересоздать индексы, использующие измененные правила сортировки, а также проверить все места, где используются правила сортировки.</text:span></text:p>
              <text:p text:style-name="P14"><text:span text:style-name="T6">Нужно помнить, что, в отличие от ICU, провайдер libc не гарантирует одинаковую работу сортировки даже при совпадении версий библиотеки.</text:span></text:p>
            </draw:text-box>
          </draw:frame>
        </presentation:notes>
      </draw:page>
      <draw:page draw:name="page20" draw:style-name="dp1" draw:master-page-name="master" presentation:presentation-page-layout-name="AL1T1"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8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8" draw:text-style-name="P5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56"><text:span text:style-name="T44">Перед инициализацией кластера нужные для СУБД локали должны быть установлены в ОС</text:span></text:p>
              </text:list-item>
              <text:list-item>
                <text:p text:style-name="P56"><text:span text:style-name="T44">Клиент и сервер могут работать в различных кодировках</text:span><text:span text:style-name="T44"><text:line-break/></text:span><text:span text:style-name="T44">с автоматическим преобразованием символов</text:span></text:p>
              </text:list-item>
              <text:list-item>
                <text:p text:style-name="P57"><text:span text:style-name="T45">Сообщения сервера и утилит переведены на множество языков, включая русский</text:span></text:p>
              </text:list-item>
              <text:list-item>
                <text:p text:style-name="P57"><text:span text:style-name="T45">Правила сортировки используют внешние библиотеки, и</text:span><text:span text:style-name="T46">зменения в которых могут привести к повреждению данных и некорректным результатам</text:span></text:p>
              </text:list-item>
              <text:list-item>
                <text:p text:style-name="P56"><text:span text:style-name="T4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5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" presentation:presentation-page-layout-name="AL1T1"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9" draw:text-style-name="P62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60"><text:span text:style-name="T47">Перенос данных между базами в разных кодировках.</text:span></text:p>
              </text:list-item>
            </text:list>
            <text:list text:style-name="L3">
              <text:list-item>
                <text:list>
                  <text:list-item>
                    <text:p text:style-name="P61"><text:span text:style-name="T47">Создайте базу данных с кодировкой KOI8R.</text:span><text:span text:style-name="T47"><text:line-break/></text:span><text:span text:style-name="T47">Создайте </text:span><text:span text:style-name="T48">таблицу и добавьте в нее строки, содержащие</text:span><text:span text:style-name="T48"><text:line-break/></text:span><text:span text:style-name="T48">символы кириллицы</text:span><text:span text:style-name="T47">.</text:span><text:span text:style-name="T47"><text:line-break/></text:span><text:span text:style-name="T47">Сделайте копию базы данных утилитой pg_dump.</text:span><text:span text:style-name="T47"><text:line-break/></text:span><text:span text:style-name="T47">Восстановите таблицу из копии в базу с кодировкой UTF8.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47">Получите номер сегодняшнего дня недели.</text:span></text:p>
                <text:list>
                  <text:list-header>
                    <text:p><text:span text:style-name="T47">Меняется ли номер дня недели в зависимости от настроек локализации?</text:span></text:p>
                    <text:p><text:span text:style-name="T4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0" draw:text-style-name="P64" draw:layer="layout" svg:width="16.799cm" svg:height="13.364cm" svg:x="2.101cm" svg:y="14.107cm">
            <draw:text-box>
              <text:p text:style-name="P63"><text:span text:style-name="T49">1. Для создания БД в кодировке KOI8R:</text:span></text:p>
              <text:p text:style-name="P63"><text:span text:style-name="T49">- убедитесь, что в ОС установлена нужная локаль;</text:span></text:p>
              <text:p text:style-name="P63"><text:span text:style-name="T49">- в команде CREATE DATABASE используйте шаблон template0 параметры ENCODING и LOCALE.</text:span></text:p>
              <text:p text:style-name="P63"><text:span text:style-name="T49"/></text:p>
              <text:p text:style-name="P63"><text:span text:style-name="T49">2. Для получения номера дня недели используйте функцию to_char. </text:span></text:p>
              <text:p text:style-name="P63"><text:span text:style-name="T49">Допустимые форматные маски даты:</text:span></text:p>
              <text:p text:style-name="P63"><text:span text:style-name="T50"><text:a xlink:href="https://postgrespro.ru/docs/postgresql/16/functions-formatting#FUNCTIONS-FORMATTING-DATETIME-TABLE" xlink:type="simple">https://postgrespro.ru/docs/postgresql/16/functions-formatting#FUNCTIONS-FORMATTING-DATETIME-TABLE</text:a></text:span></text:p>
              <text:p text:style-name="P63"><text:span text:style-name="T49"/></text:p>
              <text:p text:style-name="P63"><text:span text:style-name="T49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Mono4" svg:font-family="'Liberation Mono'" style:font-pitch="fixed"/>
    <style:font-face style:name="Liberation Mono5" svg:font-family="'Liberation Mono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pitch="variable"/>
    <style:font-face style:name="Liberation Sans6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cm" fo:margin-right="0cm" fo:margin-top="0cm" fo:margin-bottom="0.20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8cm" fo:margin-bottom="0.508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left="0cm" fo:margin-right="0cm" fo:margin-top="0.203cm" fo:margin-bottom="0.203cm" fo:text-indent="0cm"/>
      <style:text-properties style:font-name="Liberation Serif" fo:font-family="'Liberation Serif'" style:font-family-generic="roman" style:font-pitch="variable" fo:font-size="22pt" fo:language="ru" fo:country="RU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6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EE3F5005EF3E946D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20H28M7S</meta:editing-duration>
    <meta:editing-cycles>215</meta:editing-cycles>
    <meta:generator>LibreOffice/7.3.7.2$Linux_X86_64 LibreOffice_project/30$Build-2</meta:generator>
    <dc:date>2025-01-20T20:03:58.643881438</dc:date>
    <meta:document-statistic meta:object-count="169"/>
    <meta:template xlink:type="simple" xlink:actuate="onRequest" xlink:title="master" xlink:href="../../../../../.config/libreoffice/4/user/template/master.otp" meta:date="2015-06-03T14:43:56.815095550"/>
  </office:meta>
</office:document-meta>
</file>